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fo:font-size="12pt" officeooo:rsid="001ec5ef" officeooo:paragraph-rsid="001ec5ef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font-name-asian="Times New Roman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Times New Roman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auto"/>
      <style:text-properties style:font-name-asian="Times New Roman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ec5ef" style:font-size-asian="12pt" style:language-asian="ko" style:country-asian="KR"/>
    </style:style>
    <style:style style:name="T5" style:family="text">
      <style:text-properties fo:font-size="12pt" officeooo:rsid="001f5a0b" style:font-size-asian="12pt"/>
    </style:style>
    <style:style style:name="T6" style:family="text">
      <style:text-properties fo:font-size="12pt" officeooo:rsid="0020fdb3" style:font-size-asian="12pt"/>
    </style:style>
    <style:style style:name="T7" style:family="text">
      <style:text-properties officeooo:rsid="001f5a0b"/>
    </style:style>
    <style:style style:name="T8" style:family="text">
      <style:text-properties officeooo:rsid="0020bf01"/>
    </style:style>
    <style:style style:name="T9" style:family="text">
      <style:text-properties officeooo:rsid="0020fdb3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3"/></text:p>
      <text:p text:style-name="Standard"/>
      <text:p text:style-name="Standard"><text:span text:style-name="T1"><text:s text:c="65"/></text:span><text:span text:style-name="T2">COVER <text:s/>PAGE</text:span></text:p>
      <text:h text:style-name="Heading_20_1" text:outline-level="1"><text:span text:style-name="T1"><text:s text:c="47"/></text:span>CS323 Programming Assignments</text:h>
      <text:p text:style-name="P1"/>
      <text:p text:style-name="P1"/>
      <text:p text:style-name="P7"><text:span text:style-name="T3"><text:s text:c="2"/></text:span><text:span text:style-name="T4">Andres Imperial</text:span></text:p>
      <text:p text:style-name="P2"/>
      <text:p text:style-name="P4"/>
      <text:p text:style-name="P3">Assignment 1: <text:span text:style-name="T9">Syntax </text:span>Analyzer/<text:span text:style-name="T9">Parser</text:span></text:p>
      <text:p text:style-name="P4"/>
      <text:p text:style-name="P4"/>
      <text:p text:style-name="P3">Due: <text:span text:style-name="T9">November 6</text:span></text:p>
      <text:p text:style-name="P4"/>
      <text:p text:style-name="P4"/>
      <text:p text:style-name="P3">Turned in: <text:span text:style-name="T9">November 6</text:span></text:p>
      <text:p text:style-name="P6"><text:s text:c="2"/></text:p>
      <text:p text:style-name="P4"/>
      <text:p text:style-name="P7"><text:span text:style-name="T3">Executable FileName [ <text:s text:c="3"/></text:span><text:span text:style-name="T6">Parsley</text:span><text:span text:style-name="T3"> <text:s text:c="5"/>]</text:span></text:p>
      <text:p text:style-name="P4"/>
      <text:p text:style-name="P4"/>
      <text:p text:style-name="P4"/>
      <text:p text:style-name="P3">Lab Room: <text:span text:style-name="T9">Titan online server</text:span></text:p>
      <text:p text:style-name="P4"/>
      <text:p text:style-name="P4"/>
      <text:p text:style-name="P4"/>
      <text:p text:style-name="P3">OS: Linux Mint <text:span text:style-name="T7">18 ‘Sarah’</text:span> 64bit</text:p>
      <text:p text:style-name="P5"><draw:line text:anchor-type="char" draw:z-index="0" draw:style-name="gr1" draw:text-style-name="P9" svg:x1="-0.0689in" svg:y1="0.1409in" svg:x2="6.1811in" svg:y2="0.1409in"><text:p/></draw:line> <text:s text:c="2"/></text:p>
      <text:p text:style-name="P1"/>
      <text:p text:style-name="P1"/>
      <text:p text:style-name="P1">GRADE:</text:p>
      <text:p text:style-name="P1"/>
      <text:p text:style-name="P1"/>
      <text:p text:style-name="P1"/>
      <text:p text:style-name="P1"/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Batang" style:font-family-asian="Batang, 바탕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 PAGE</dc:title>
    <meta:initial-creator>ECS</meta:initial-creator>
    <meta:creation-date>2010-09-08T14:19:00</meta:creation-date>
    <dc:date>2016-11-06T17:19:51.197180531</dc:date>
    <meta:print-date>2015-02-02T16:27:00</meta:print-date>
    <meta:editing-cycles>9</meta:editing-cycles>
    <meta:editing-duration>PT1H18M9S</meta:editing-duration>
    <meta:generator>LibreOffice/5.1.4.2$Linux_X86_64 LibreOffice_project/10m0$Build-2</meta:generator>
    <meta:document-statistic meta:table-count="0" meta:image-count="0" meta:object-count="0" meta:page-count="1" meta:paragraph-count="14" meta:word-count="36" meta:character-count="363" meta:non-whitespace-character-count="207"/>
  </office:meta>
</office:document-meta>
</file>

<file path=lexer_test_1.txt>Token               Lexeme

separator           $$
separator           $$
separator           {
identifier          a
operator            :=
identifier          b
operator            +
identifier          c
separator           ;
separator           }
separator           $$

</file>

<file path=lexer_test_2.txt>Token               Lexeme

separator           $$
keyword             function
identifier          Subtract
separator           [
identifier          imVal
separator           :
keyword             integer
separator           ]
keyword             real
identifier          retVal92
separator           ;
separator           {
identifier          imVal
operator            :=
identifier          imVal
operator            -
separator           (
integer             2
operator            *
identifier          imVal
separator           )
separator           ;
identifier          retVal92
operator            :=
identifier          imVal
separator           ;
keyword             return
identifier          retVal92
separator           ;
separator           }
separator           $$
keyword             integer
identifier          low_av
separator           ,
identifier          high_av
separator           ;
keyword             read
separator           (
identifier          low_av
separator           ,
identifier          high_av
separator           )
separator           ;
keyword             while
separator           (
identifier          low_av
operator            =
operator            <
identifier          high_av
separator           )
separator           {
keyword             print
separator           (
identifier          low_av
separator           )
separator           ;
keyword             print
separator           (
identifier          Subtract
separator           [
identifier          low_av
separator           ]
separator           )
separator           ;
separator           }
separator           $$

</file>

<file path=lexer_test_3.txt>Token               Lexeme

separator           $$
keyword             function
identifier          Hello
separator           [
identifier          me
separator           :
keyword             real
separator           ,
identifier          alice
separator           :
keyword             integer
separator           ,
identifier          bob
separator           :
keyword             boolean
separator           ]
keyword             boolean
identifier          modest
separator           ;
keyword             boolean
identifier          mouse
separator           ;
keyword             real
identifier          pink
separator           ;
keyword             integer
identifier          floyd
separator           ;
separator           {
identifier          alice
operator            :=
identifier          me
separator           ;
keyword             if
separator           (
identifier          pink
operator            +
identifier          floyd
operator            >
identifier          modest
operator            /
identifier          mouse
separator           )
identifier          me
operator            :=
identifier          alice
separator           ;
keyword             else
identifier          me
operator            :=
identifier          modest
operator            +
identifier          mouse
separator           ;
keyword             endif
keyword             return
identifier          me
separator           [
identifier          modest
separator           ,
identifier          alice
separator           ]
separator           ;
separator           }
separator           $$
keyword             while
separator           (
integer             1
operator            >
integer             0
separator           )
separator           {
keyword             read
separator           (
identifier          Hello
separator           )
separator           ;
separator           }
separator           $$

</file>

<file path=parser_test_1.txt>Token: separator	Lexeme: $$
<Rat16F> -> $$ <Opt Function Definitions>
$$ <Opt Declaration List> <Statement List> $$

Token: separator	Lexeme: $$
<Opt Function Definitions> -> <Function Definitions> | <Empty>
<Function Definitions> -> <Function> | <Function> <Function Definitions>
<Function> -> function  <Identifier> [ <Opt Parameter List> ] <Opt Declaration List> <Body>

Token: separator	Lexeme: {
<Opt Declaration List> -> <Declaration List> | <Empty>
<Declaration List> -> <Declaration> ; | <Declaration> ; <Declaration List>
<Declaration> -> <Qualifier> <IDs>
<Qualifier> -> integer | boolean | real
<Statement List> -> <Statement> | <Statement> <Statement List>
<Statement> -> <Compound> | <Assign> | <If> |  <Return> | <Write> | <Read> | <While>
<Compound> -> { <Statement List> }

Token: identifier	Lexeme: a
<Statement List> -> <Statement> | <Statement> <Statement List>
<Statement> -> <Compound> | <Assign> | <If> |  <Return> | <Write> | <Read> | <While>
<Compound> -> { <Statement List> }
<Assign> -> <Identifier> := <Expression>;

Token: operator	Lexeme: :=

Token: identifier	Lexeme: b
<Expression> -> <Term> <Expression Prime>
<Term> -> <Factor> <Term Prime>
<Factor> -> - <Primary> | <Primary>
<Primary> -> <Identifier> | <Integer> | <Identifier> [<IDs>] | (<Expression>) | <Real> | true | false

Token: operator	Lexeme: +
<Term Prime> -> * <Factor> <Term Prime> | / Factor <Term Prime> | epsilon
<Expression Prime> -> +<Term> <Expression Prime> | -<Term> <Expression Prime> | epsilon

Token: identifier	Lexeme: c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separator	Lexeme: }
<If> -> if (<Condition>) <Statement> endif |
if (<Condition>) <Statement> else <Statement> endif
<Return> -> return ; | return <Expression> ;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$$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	Lexeme: 

</file>

<file path=parser_test_2.txt>Token: separator	Lexeme: $$
<Rat16F> -> $$ <Opt Function Definitions>
$$ <Opt Declaration List> <Statement List> $$

Token: keyword	Lexeme: function
<Opt Function Definitions> -> <Function Definitions> | <Empty>
<Function Definitions> -> <Function> | <Function> <Function Definitions>
<Function> -> function  <Identifier> [ <Opt Parameter List> ] <Opt Declaration List> <Body>

Token: identifier	Lexeme: Subtract

Token: separator	Lexeme: [

Token: identifier	Lexeme: imVal
<Opt Parameter List> ->  <Parameter List> | <Empty>
<Parameter List> -> <Parameter> | <Parameter> , <Parameter List>
<Parameter> -> <IDs> : <Qualifier>
<IDs> -> <Identifier> | <Identifier>, <IDs>

Token: separator	Lexeme: :

Token: keyword	Lexeme: integer
<Qualifier> -> integer | boolean | real

Token: separator	Lexeme: ]

Token: keyword	Lexeme: real
<Opt Declaration List> -> <Declaration List> | <Empty>
<Declaration List> -> <Declaration> ; | <Declaration> ; <Declaration List>
<Declaration> -> <Qualifier> <IDs>
<Qualifier> -> integer | boolean | real

Token: identifier	Lexeme: retVal92
<IDs> -> <Identifier> | <Identifier>, <IDs>

Token: separator	Lexeme: ;

Token: separator	Lexeme: {
<Declaration List> -> <Declaration> ; | <Declaration> ; <Declaration List>
<Declaration> -> <Qualifier> <IDs>
<Qualifier> -> integer | boolean | real
<Body> -> { <Statement List> }

Token: identifier	Lexeme: imVal
<Statement List> -> <Statement> | <Statement> <Statement List>
<Statement> -> <Compound> | <Assign> | <If> |  <Return> | <Write> | <Read> | <While>
<Compound> -> { <Statement List> }
<Assign> -> <Identifier> := <Expression>;

Token: operator	Lexeme: :=

Token: identifier	Lexeme: imVal
<Expression> -> <Term> <Expression Prime>
<Term> -> <Factor> <Term Prime>
<Factor> -> - <Primary> | <Primary>
<Primary> -> <Identifier> | <Integer> | <Identifier> [<IDs>] | (<Expression>) | <Real> | true | false

Token: operator	Lexeme: -
<Term Prime> -> * <Factor> <Term Prime> | / Factor <Term Prime> | epsilon
<Expression Prime> -> +<Term> <Expression Prime> | -<Term> <Expression Prime> | epsilon

Token: separator	Lexeme: (
<Term> -> <Factor> <Term Prime>
<Factor> -> - <Primary> | <Primary>
<Primary> -> <Identifier> | <Integer> | <Identifier> [<IDs>] | (<Expression>) | <Real> | true | false

Token: integer	Lexeme: 2
<Expression> -> <Term> <Expression Prime>
<Term> -> <Factor> <Term Prime>
<Factor> -> - <Primary> | <Primary>
<Primary> -> <Identifier> | <Integer> | <Identifier> [<IDs>] | (<Expression>) | <Real> | true | false

Token: operator	Lexeme: *
<Term Prime> -> * <Factor> <Term Prime> | / Factor <Term Prime> | epsilon

Token: identifier	Lexeme: imVal
<Factor> -> - <Primary> | <Primary>
<Primary> -> <Identifier> | <Integer> | <Identifier> [<IDs>] | (<Expression>) | <Real> | true | false

Token: separator	Lexeme: )
<Term Prime> -> * <Factor> <Term Prime> | / Factor <Term Prime> | epsilon
<Expression Prime> -> +<Term> <Expression Prime> | -<Term> <Expression Prime> | epsilon

Token: separator	Lexeme: ;
<Term Prime> -> * <Factor> <Term Prime> | / Factor <Term Prime> | epsilon
<Expression Prime> -> +<Term> <Expression Prime> | -<Term> <Expression Prime> | epsilon

Token: identifier	Lexeme: retVal92
<If> -> if (<Condition>) <Statement> endif |
if (<Condition>) <Statement> else <Statement> endif
<Return> -> return ; | return <Expression> ;
<Write> -> print (<Expression>);
<Read> -> read (<IDs>);
<While> -> while (<Condition>) <Statement>
<Statement> -> <Compound> | <Assign> | <If> |  <Return> | <Write> | <Read> | <While>
<Compound> -> { <Statement List> }
<Assign> -> <Identifier> := <Expression>;

Token: operator	Lexeme: :=

Token: identifier	Lexeme: imVal
<Expression> -> <Term> <Expression Prime>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keyword	Lexeme: return
<If> -> if (<Condition>) <Statement> endif |
if (<Condition>) <Statement> else <Statement> endif
<Return> -> return ; | return <Expression> ;

Token: identifier	Lexeme: retVal92
<Expression> -> <Term> <Expression Prime>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separator	Lexeme: }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$$
<Function Definitions> -> <Function> | <Function> <Function Definitions>
<Function> -> function  <Identifier> [ <Opt Parameter List> ] <Opt Declaration List> <Body>

Token: keyword	Lexeme: integer
<Opt Declaration List> -> <Declaration List> | <Empty>
<Declaration List> -> <Declaration> ; | <Declaration> ; <Declaration List>
<Declaration> -> <Qualifier> <IDs>
<Qualifier> -> integer | boolean | real

Token: identifier	Lexeme: low_av
<IDs> -> <Identifier> | <Identifier>, <IDs>

Token: separator	Lexeme: ,

Token: identifier	Lexeme: high_av

Token: separator	Lexeme: ;

Token: keyword	Lexeme: read
<Declaration List> -> <Declaration> ; | <Declaration> ; <Declaration List>
<Declaration> -> <Qualifier> <IDs>
<Qualifier> -> integer | boolean | real
<Statement List> -> <Statement> | <Statement> <Statement Lis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
Token: separator	Lexeme: (

Token: identifier	Lexeme: low_av
<IDs> -> <Identifier> | <Identifier>, <IDs>

Token: separator	Lexeme: ,

Token: identifier	Lexeme: high_av

Token: separator	Lexeme: )

Token: separator	Lexeme: ;

Token: keyword	Lexeme: while
<While> -> while (<Condition>) <Statement>

Token: separator	Lexeme: (

Token: identifier	Lexeme: low_av
<Condition> -> <Expression> <Relop> <Expression>
<Expression> -> <Term> <Expression Prime>
<Term> -> <Factor> <Term Prime>
<Factor> -> - <Primary> | <Primary>
<Primary> -> <Identifier> | <Integer> | <Identifier> [<IDs>] | (<Expression>) | <Real> | true | false

Token: operator	Lexeme: =
<Term Prime> -> * <Factor> <Term Prime> | / Factor <Term Prime> | epsilon
<Expression Prime> -> +<Term> <Expression Prime> | -<Term> <Expression Prime> | epsilon
<Relop> -> = | /= | > | < | => | <=

Token: operator	Lexeme: <

Token: identifier	Lexeme: high_av
<Expression> -> <Term> <Expression Prime>
<Term> -> <Factor> <Term Prime>
<Factor> -> - <Primary> | <Primary>
<Primary> -> <Identifier> | <Integer> | <Identifier> [<IDs>] | (<Expression>) | <Real> | true | false

Token: separator	Lexeme: )
<Term Prime> -> * <Factor> <Term Prime> | / Factor <Term Prime> | epsilon
<Expression Prime> -> +<Term> <Expression Prime> | -<Term> <Expression Prime> | epsilon

Token: separator	Lexeme: {
<Statement> -> <Compound> | <Assign> | <If> |  <Return> | <Write> | <Read> | <While>
<Compound> -> { <Statement List> }

Token: keyword	Lexeme: print
<Statement List> -> <Statement> | <Statement> <Statement Lis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
Token: separator	Lexeme: (

Token: identifier	Lexeme: low_av
<Expression> -> <Term> <Expression Prime>
<Term> -> <Factor> <Term Prime>
<Factor> -> - <Primary> | <Primary>
<Primary> -> <Identifier> | <Integer> | <Identifier> [<IDs>] | (<Expression>) | <Real> | true | false

Token: separator	Lexeme: )
<Term Prime> -> * <Factor> <Term Prime> | / Factor <Term Prime> | epsilon
<Expression Prime> -> +<Term> <Expression Prime> | -<Term> <Expression Prime> | epsilon

Token: separator	Lexeme: ;

Token: keyword	Lexeme: print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
Token: separator	Lexeme: (

Token: identifier	Lexeme: Subtract
<Expression> -> <Term> <Expression Prime>
<Term> -> <Factor> <Term Prime>
<Factor> -> - <Primary> | <Primary>
<Primary> -> <Identifier> | <Integer> | <Identifier> [<IDs>] | (<Expression>) | <Real> | true | false

Token: separator	Lexeme: [

Token: identifier	Lexeme: low_av
<IDs> -> <Identifier> | <Identifier>, <IDs>

Token: separator	Lexeme: ]

Token: separator	Lexeme: )
<Term Prime> -> * <Factor> <Term Prime> | / Factor <Term Prime> | epsilon
<Expression Prime> -> +<Term> <Expression Prime> | -<Term> <Expression Prime> | epsilon

Token: separator	Lexeme: ;

Token: separator	Lexeme: }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$$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	Lexeme: 

</file>

<file path=parser_test_3.txt>Token: separator	Lexeme: $$
<Rat16F> -> $$ <Opt Function Definitions>
$$ <Opt Declaration List> <Statement List> $$

Token: keyword	Lexeme: function
<Opt Function Definitions> -> <Function Definitions> | <Empty>
<Function Definitions> -> <Function> | <Function> <Function Definitions>
<Function> -> function  <Identifier> [ <Opt Parameter List> ] <Opt Declaration List> <Body>

Token: identifier	Lexeme: Hello

Token: separator	Lexeme: [

Token: identifier	Lexeme: me
<Opt Parameter List> ->  <Parameter List> | <Empty>
<Parameter List> -> <Parameter> | <Parameter> , <Parameter List>
<Parameter> -> <IDs> : <Qualifier>
<IDs> -> <Identifier> | <Identifier>, <IDs>

Token: separator	Lexeme: :

Token: keyword	Lexeme: real
<Qualifier> -> integer | boolean | real

Token: separator	Lexeme: ,

Token: identifier	Lexeme: alice
<Parameter> -> <IDs> : <Qualifier>
<IDs> -> <Identifier> | <Identifier>, <IDs>

Token: separator	Lexeme: :

Token: keyword	Lexeme: integer
<Qualifier> -> integer | boolean | real

Token: separator	Lexeme: ,

Token: identifier	Lexeme: bob
<Parameter> -> <IDs> : <Qualifier>
<IDs> -> <Identifier> | <Identifier>, <IDs>

Token: separator	Lexeme: :

Token: keyword	Lexeme: boolean
<Qualifier> -> integer | boolean | real

Token: separator	Lexeme: ]

Token: keyword	Lexeme: boolean
<Opt Declaration List> -> <Declaration List> | <Empty>
<Declaration List> -> <Declaration> ; | <Declaration> ; <Declaration List>
<Declaration> -> <Qualifier> <IDs>
<Qualifier> -> integer | boolean | real

Token: identifier	Lexeme: modest
<IDs> -> <Identifier> | <Identifier>, <IDs>

Token: separator	Lexeme: ;

Token: keyword	Lexeme: boolean
<Declaration List> -> <Declaration> ; | <Declaration> ; <Declaration List>
<Declaration> -> <Qualifier> <IDs>
<Qualifier> -> integer | boolean | real

Token: identifier	Lexeme: mouse
<IDs> -> <Identifier> | <Identifier>, <IDs>

Token: separator	Lexeme: ;

Token: keyword	Lexeme: real
<Declaration List> -> <Declaration> ; | <Declaration> ; <Declaration List>
<Declaration> -> <Qualifier> <IDs>
<Qualifier> -> integer | boolean | real

Token: identifier	Lexeme: pink
<IDs> -> <Identifier> | <Identifier>, <IDs>

Token: separator	Lexeme: ;

Token: keyword	Lexeme: integer
<Declaration List> -> <Declaration> ; | <Declaration> ; <Declaration List>
<Declaration> -> <Qualifier> <IDs>
<Qualifier> -> integer | boolean | real

Token: identifier	Lexeme: floyd
<IDs> -> <Identifier> | <Identifier>, <IDs>

Token: separator	Lexeme: ;

Token: separator	Lexeme: {
<Declaration List> -> <Declaration> ; | <Declaration> ; <Declaration List>
<Declaration> -> <Qualifier> <IDs>
<Qualifier> -> integer | boolean | real
<Body> -> { <Statement List> }

Token: identifier	Lexeme: alice
<Statement List> -> <Statement> | <Statement> <Statement List>
<Statement> -> <Compound> | <Assign> | <If> |  <Return> | <Write> | <Read> | <While>
<Compound> -> { <Statement List> }
<Assign> -> <Identifier> := <Expression>;

Token: operator	Lexeme: :=

Token: identifier	Lexeme: me
<Expression> -> <Term> <Expression Prime>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keyword	Lexeme: if
<If> -> if (<Condition>) <Statement> endif |
if (<Condition>) <Statement> else <Statement> endif

Token: separator	Lexeme: (

Token: identifier	Lexeme: pink
<Condition> -> <Expression> <Relop> <Expression>
<Expression> -> <Term> <Expression Prime>
<Term> -> <Factor> <Term Prime>
<Factor> -> - <Primary> | <Primary>
<Primary> -> <Identifier> | <Integer> | <Identifier> [<IDs>] | (<Expression>) | <Real> | true | false

Token: operator	Lexeme: +
<Term Prime> -> * <Factor> <Term Prime> | / Factor <Term Prime> | epsilon
<Expression Prime> -> +<Term> <Expression Prime> | -<Term> <Expression Prime> | epsilon

Token: identifier	Lexeme: floyd
<Term> -> <Factor> <Term Prime>
<Factor> -> - <Primary> | <Primary>
<Primary> -> <Identifier> | <Integer> | <Identifier> [<IDs>] | (<Expression>) | <Real> | true | false

Token: operator	Lexeme: >
<Term Prime> -> * <Factor> <Term Prime> | / Factor <Term Prime> | epsilon
<Expression Prime> -> +<Term> <Expression Prime> | -<Term> <Expression Prime> | epsilon
<Relop> -> = | /= | > | < | => | <=

Token: identifier	Lexeme: modest
<Expression> -> <Term> <Expression Prime>
<Term> -> <Factor> <Term Prime>
<Factor> -> - <Primary> | <Primary>
<Primary> -> <Identifier> | <Integer> | <Identifier> [<IDs>] | (<Expression>) | <Real> | true | false

Token: operator	Lexeme: /
<Term Prime> -> * <Factor> <Term Prime> | / Factor <Term Prime> | epsilon

Token: identifier	Lexeme: mouse
<Factor> -> - <Primary> | <Primary>
<Primary> -> <Identifier> | <Integer> | <Identifier> [<IDs>] | (<Expression>) | <Real> | true | false

Token: separator	Lexeme: )
<Term Prime> -> * <Factor> <Term Prime> | / Factor <Term Prime> | epsilon
<Expression Prime> -> +<Term> <Expression Prime> | -<Term> <Expression Prime> | epsilon

Token: identifier	Lexeme: me
<Statement> -> <Compound> | <Assign> | <If> |  <Return> | <Write> | <Read> | <While>
<Compound> -> { <Statement List> }
<Assign> -> <Identifier> := <Expression>;

Token: operator	Lexeme: :=

Token: identifier	Lexeme: alice
<Expression> -> <Term> <Expression Prime>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keyword	Lexeme: else
<If> -> if (<Condition>) <Statement> endif |
if (<Condition>) <Statement> else <Statement> endif
<Return> -> return ; | return <Expression> ;
<Write> -> print (<Expression>);
<Read> -> read (<IDs>);
<While> -> while (<Condition>) <Statement>

Token: identifier	Lexeme: me
<Statement> -> <Compound> | <Assign> | <If> |  <Return> | <Write> | <Read> | <While>
<Compound> -> { <Statement List> }
<Assign> -> <Identifier> := <Expression>;

Token: operator	Lexeme: :=

Token: identifier	Lexeme: modest
<Expression> -> <Term> <Expression Prime>
<Term> -> <Factor> <Term Prime>
<Factor> -> - <Primary> | <Primary>
<Primary> -> <Identifier> | <Integer> | <Identifier> [<IDs>] | (<Expression>) | <Real> | true | false

Token: operator	Lexeme: +
<Term Prime> -> * <Factor> <Term Prime> | / Factor <Term Prime> | epsilon
<Expression Prime> -> +<Term> <Expression Prime> | -<Term> <Expression Prime> | epsilon

Token: identifier	Lexeme: mouse
<Term> -> <Factor> <Term Prime>
<Factor> -> - <Primary> | <Primary>
<Primary> -> <Identifier> | <Integer> | <Identifier> [<IDs>] | (<Expression>) | <Real> | true | false

Token: separator	Lexeme: ;
<Term Prime> -> * <Factor> <Term Prime> | / Factor <Term Prime> | epsilon
<Expression Prime> -> +<Term> <Expression Prime> | -<Term> <Expression Prime> | epsilon

Token: keyword	Lexeme: endif
<If> -> if (<Condition>) <Statement> endif |
if (<Condition>) <Statement> else <Statement> endif
<Return> -> return ; | return <Expression> ;
<Write> -> print (<Expression>);
<Read> -> read (<IDs>);
<While> -> while (<Condition>) <Statement>

Token: keyword	Lexeme: return
<Return> -> return ; | return <Expression> ;

Token: identifier	Lexeme: me
<Expression> -> <Term> <Expression Prime>
<Term> -> <Factor> <Term Prime>
<Factor> -> - <Primary> | <Primary>
<Primary> -> <Identifier> | <Integer> | <Identifier> [<IDs>] | (<Expression>) | <Real> | true | false

Token: separator	Lexeme: [

Token: identifier	Lexeme: modest
<IDs> -> <Identifier> | <Identifier>, <IDs>

Token: separator	Lexeme: ,

Token: identifier	Lexeme: alice

Token: separator	Lexeme: ]

Token: separator	Lexeme: ;
<Term Prime> -> * <Factor> <Term Prime> | / Factor <Term Prime> | epsilon
<Expression Prime> -> +<Term> <Expression Prime> | -<Term> <Expression Prime> | epsilon

Token: separator	Lexeme: }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$$
<Function Definitions> -> <Function> | <Function> <Function Definitions>
<Function> -> function  <Identifier> [ <Opt Parameter List> ] <Opt Declaration List> <Body>

Token: keyword	Lexeme: while
<Opt Declaration List> -> <Declaration List> | <Empty>
<Declaration List> -> <Declaration> ; | <Declaration> ; <Declaration List>
<Declaration> -> <Qualifier> <IDs>
<Qualifier> -> integer | boolean | real
<Statement List> -> <Statement> | <Statement> <Statement Lis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(

Token: integer	Lexeme: 1
<Condition> -> <Expression> <Relop> <Expression>
<Expression> -> <Term> <Expression Prime>
<Term> -> <Factor> <Term Prime>
<Factor> -> - <Primary> | <Primary>
<Primary> -> <Identifier> | <Integer> | <Identifier> [<IDs>] | (<Expression>) | <Real> | true | false

Token: operator	Lexeme: >
<Term Prime> -> * <Factor> <Term Prime> | / Factor <Term Prime> | epsilon
<Expression Prime> -> +<Term> <Expression Prime> | -<Term> <Expression Prime> | epsilon
<Relop> -> = | /= | > | < | => | <=

Token: integer	Lexeme: 0
<Expression> -> <Term> <Expression Prime>
<Term> -> <Factor> <Term Prime>
<Factor> -> - <Primary> | <Primary>
<Primary> -> <Identifier> | <Integer> | <Identifier> [<IDs>] | (<Expression>) | <Real> | true | false

Token: separator	Lexeme: )
<Term Prime> -> * <Factor> <Term Prime> | / Factor <Term Prime> | epsilon
<Expression Prime> -> +<Term> <Expression Prime> | -<Term> <Expression Prime> | epsilon

Token: separator	Lexeme: {
<Statement> -> <Compound> | <Assign> | <If> |  <Return> | <Write> | <Read> | <While>
<Compound> -> { <Statement List> }

Token: keyword	Lexeme: read
<Statement List> -> <Statement> | <Statement> <Statement Lis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
Token: separator	Lexeme: (

Token: identifier	Lexeme: Hello
<IDs> -> <Identifier> | <Identifier>, <IDs>

Token: separator	Lexeme: )

Token: separator	Lexeme: ;

Token: separator	Lexeme: }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separator	Lexeme: $$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<Statement> -> <Compound> | <Assign> | <If> |  <Return> | <Write> | <Read> | <While>
<Compound> -> { <Statement List> }
<Assign> -> <Identifier> := <Expression>;
<If> -> if (<Condition>) <Statement> endif |
if (<Condition>) <Statement> else <Statement> endif
<Return> -> return ; | return <Expression> ;
<Write> -> print (<Expression>);
<Read> -> read (<IDs>);
<While> -> while (<Condition>) <Statement>

Token: 	Lexeme: 

</file>

<file path=test_1.txt>$$
$$
{
a := b + c;
}
$$

</file>

<file path=test_2.txt>$$ 
function Subtract[imVal:integer] 
	real retVal92;
{ 
	imVal := imVal - (2 * imVal);
	retVal92:=imVal;
	return retVal92;
} 
$$ 
     integer   low_av,high_av; 
     read(low_av,high_av); 
     while (low_av =< high_av)   
         {  
		print(low_av); 
             	print(Subtract[low_av]); 
         }  
$$ 

</file>

<file path=test_3.txt>$$
function Hello[me:real, alice:integer, bob:boolean]

boolean modest; boolean mouse;
real pink;
integer floyd;
{
	alice := me;
	if(pink + floyd > modest/mouse)
		me := alice;
	else
		me := modest + mouse;
	endif
		
	return me[modest, alice];
}
$$
	while(1 > 0)
	{
		read(Hello);
	}
$$


</file>